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8cm" fo:min-width="2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8cm" fo:min-width="13.018cm"/>
    </style:style>
    <style:style style:name="P1" style:family="paragraph">
      <style:text-properties fo:font-size="120pt"/>
    </style:style>
    <style:style style:name="P2" style:family="paragraph">
      <loext:graphic-properties draw:fill="none" draw:fill-color="#ffffff"/>
      <style:text-properties style:font-name="Times" fo:font-size="120pt" fo:letter-spacing="normal" fo:font-style="italic" style:font-size-asian="96pt" style:font-style-asian="italic" style:font-size-complex="96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" fo:font-size="96pt" fo:letter-spacing="normal" fo:font-style="italic" fo:text-shadow="none" style:text-underline-style="none" fo:font-weight="normal" style:letter-kerning="true" style:font-name-asian="PingFang SC" style:font-size-asian="96pt" style:font-style-asian="italic" style:font-weight-asian="normal" style:font-name-complex="Arial Unicode MS" style:font-size-complex="96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" fo:font-size="96pt" fo:letter-spacing="normal" fo:font-style="italic" style:font-size-asian="96pt" style:font-style-asian="italic" style:font-size-complex="9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54cm" svg:height="4.548cm" svg:x="1.139cm" svg:y="0.65cm">
          <draw:text-box>
            <text:p text:style-name="P1"><text:span text:style-name="T1">ff</text:span></text:p>
          </draw:text-box>
        </draw:frame>
        <draw:frame draw:style-name="gr2" draw:text-style-name="P2" draw:layer="layout" svg:width="13.518cm" svg:height="4.548cm" svg:x="2.663cm" svg:y="0.65cm">
          <draw:text-box>
            <text:p text:style-name="P1"><text:span text:style-name="T2">.syste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5:55:12.580369444</meta:creation-date>
    <dc:date>2019-03-01T16:14:37.740446274</dc:date>
    <meta:editing-duration>PT9M14S</meta:editing-duration>
    <meta:editing-cycles>2</meta:editing-cycles>
    <meta:generator>LibreOffice/6.1.2.1$MacOSX_X86_64 LibreOffice_project/65905a128db06ba48db947242809d14d3f9a93fe</meta:generator>
    <meta:document-statistic meta:object-count="2"/>
  </office:meta>
</office:document-meta>
</file>